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liceNo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  <table:table-cell office:value-type="string" calcext:value-type="string">
            <text:p>warpDC</text:p>
          </table:table-cell>
          <table:table-cell office:value-type="string" calcext:value-type="string">
            <text:p>warpDC_opt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1119" calcext:value-type="float">
            <text:p>-0.1119</text:p>
          </table:table-cell>
          <table:table-cell office:value-type="float" office:value="-1.0929" calcext:value-type="float">
            <text:p>-1.0929</text:p>
          </table:table-cell>
          <table:table-cell office:value-type="float" office:value="1.0986" calcext:value-type="float">
            <text:p>1.0986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1517" calcext:value-type="float">
            <text:p>0.15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283" calcext:value-type="float">
            <text:p>-0.1283</text:p>
          </table:table-cell>
          <table:table-cell office:value-type="float" office:value="-1.0923" calcext:value-type="float">
            <text:p>-1.0923</text:p>
          </table:table-cell>
          <table:table-cell office:value-type="float" office:value="1.0999" calcext:value-type="float">
            <text:p>1.0999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464" calcext:value-type="float">
            <text:p>0.14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1356" calcext:value-type="float">
            <text:p>-0.1356</text:p>
          </table:table-cell>
          <table:table-cell office:value-type="float" office:value="-1.091" calcext:value-type="float">
            <text:p>-1.091</text:p>
          </table:table-cell>
          <table:table-cell office:value-type="float" office:value="1.0994" calcext:value-type="float">
            <text:p>1.0994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949" calcext:value-type="float">
            <text:p>0.949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1381" calcext:value-type="float">
            <text:p>0.1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537" calcext:value-type="float">
            <text:p>-0.1537</text:p>
          </table:table-cell>
          <table:table-cell office:value-type="float" office:value="-1.0799" calcext:value-type="float">
            <text:p>-1.0799</text:p>
          </table:table-cell>
          <table:table-cell office:value-type="float" office:value="1.0908" calcext:value-type="float">
            <text:p>1.0908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0.01" calcext:value-type="float">
            <text:p>0.01</text:p>
          </table:table-cell>
          <table:table-cell office:value-type="float" office:value="-0.6987" calcext:value-type="float">
            <text:p>-0.6987</text:p>
          </table:table-cell>
          <table:table-cell office:value-type="float" office:value="0.6988" calcext:value-type="float">
            <text:p>0.6988</text:p>
          </table:table-cell>
          <table:table-cell table:number-columns-repeated="2" office:value-type="float" office:value="0.9899" calcext:value-type="float">
            <text:p>0.9899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6953" calcext:value-type="float">
            <text:p>-0.6953</text:p>
          </table:table-cell>
          <table:table-cell office:value-type="float" office:value="0.6954" calcext:value-type="float">
            <text:p>0.6954</text:p>
          </table:table-cell>
          <table:table-cell table:number-columns-repeated="2" office:value-type="float" office:value="0.9887" calcext:value-type="float">
            <text:p>0.9887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6862" calcext:value-type="float">
            <text:p>-0.6862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771" calcext:value-type="float">
            <text:p>0.77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797" calcext:value-type="float">
            <text:p>-0.6797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505" calcext:value-type="float">
            <text:p>0.950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09" calcext:value-type="float">
            <text:p>0.9509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15" calcext:value-type="float">
            <text:p>0.951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18" calcext:value-type="float">
            <text:p>0.9518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434" calcext:value-type="float">
            <text:p>0.0434</text:p>
          </table:table-cell>
          <table:table-cell office:value-type="float" office:value="-0.7079" calcext:value-type="float">
            <text:p>-0.7079</text:p>
          </table:table-cell>
          <table:table-cell office:value-type="float" office:value="0.7092" calcext:value-type="float">
            <text:p>0.7092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0418" calcext:value-type="float">
            <text:p>0.0418</text:p>
          </table:table-cell>
          <table:table-cell office:value-type="float" office:value="-0.7038" calcext:value-type="float">
            <text:p>-0.7038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0395" calcext:value-type="float">
            <text:p>0.0395</text:p>
          </table:table-cell>
          <table:table-cell office:value-type="float" office:value="-0.7023" calcext:value-type="float">
            <text:p>-0.7023</text:p>
          </table:table-cell>
          <table:table-cell office:value-type="float" office:value="0.7034" calcext:value-type="float">
            <text:p>0.7034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0.0409" calcext:value-type="float">
            <text:p>0.0409</text:p>
          </table:table-cell>
          <table:table-cell office:value-type="float" office:value="-0.6952" calcext:value-type="float">
            <text:p>-0.6952</text:p>
          </table:table-cell>
          <table:table-cell office:value-type="float" office:value="0.6964" calcext:value-type="float">
            <text:p>0.6964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0.3294" calcext:value-type="float">
            <text:p>0.3294</text:p>
          </table:table-cell>
          <table:table-cell office:value-type="float" office:value="-1.3923" calcext:value-type="float">
            <text:p>-1.3923</text:p>
          </table:table-cell>
          <table:table-cell office:value-type="float" office:value="1.4307" calcext:value-type="float">
            <text:p>1.4307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3949" calcext:value-type="float">
            <text:p>0.3949</text:p>
          </table:table-cell>
          <table:table-cell office:value-type="float" office:value="-1.8074" calcext:value-type="float">
            <text:p>-1.8074</text:p>
          </table:table-cell>
          <table:table-cell office:value-type="float" office:value="1.8501" calcext:value-type="float">
            <text:p>1.8501</text:p>
          </table:table-cell>
          <table:table-cell table:number-columns-repeated="2" office:value-type="float" office:value="0.9877" calcext:value-type="float">
            <text:p>0.9877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63" calcext:value-type="float">
            <text:p>0.0763</text:p>
          </table:table-cell>
          <table:table-cell office:value-type="float" office:value="1.673" calcext:value-type="float">
            <text:p>1.673</text:p>
          </table:table-cell>
          <table:table-cell office:value-type="float" office:value="1.6981" calcext:value-type="float">
            <text:p>1.698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9934" calcext:value-type="float">
            <text:p>-1.9934</text:p>
          </table:table-cell>
          <table:table-cell office:value-type="float" office:value="2.0343" calcext:value-type="float">
            <text:p>2.0343</text:p>
          </table:table-cell>
          <table:table-cell table:number-columns-repeated="2" office:value-type="float" office:value="0.991" calcext:value-type="float">
            <text:p>0.991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9286" calcext:value-type="float">
            <text:p>1.9286</text:p>
          </table:table-cell>
          <table:table-cell office:value-type="float" office:value="1.9439" calcext:value-type="float">
            <text:p>1.943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3664" calcext:value-type="float">
            <text:p>0.3664</text:p>
          </table:table-cell>
          <table:table-cell office:value-type="float" office:value="-1.9952" calcext:value-type="float">
            <text:p>-1.9952</text:p>
          </table:table-cell>
          <table:table-cell office:value-type="float" office:value="2.0285" calcext:value-type="float">
            <text:p>2.0285</text:p>
          </table:table-cell>
          <table:table-cell table:number-columns-repeated="2" office:value-type="float" office:value="0.9873" calcext:value-type="float">
            <text:p>0.987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667" calcext:value-type="float">
            <text:p>0.0667</text:p>
          </table:table-cell>
          <table:table-cell office:value-type="float" office:value="1.7175" calcext:value-type="float">
            <text:p>1.7175</text:p>
          </table:table-cell>
          <table:table-cell office:value-type="float" office:value="1.7605" calcext:value-type="float">
            <text:p>1.7605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0967" calcext:value-type="float">
            <text:p>0.0967</text:p>
          </table:table-cell>
          <table:table-cell office:value-type="float" office:value="-0.2562" calcext:value-type="float">
            <text:p>-0.2562</text:p>
          </table:table-cell>
          <table:table-cell office:value-type="float" office:value="0.2738" calcext:value-type="float">
            <text:p>0.2738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1032" calcext:value-type="float">
            <text:p>0.1032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24" calcext:value-type="float">
            <text:p>0.2824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0.11" calcext:value-type="float">
            <text:p>0.11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688" calcext:value-type="float">
            <text:p>0.2688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8" calcext:value-type="float">
            <text:p>0.0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e" number:country="AT">öS</number:currency-symbol>
      <number:text> </number:text>
      <number:number number:decimal-places="2" loext:min-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7-06T17:19:18.435111270</dc:date>
    <dc:creator>David Blacher</dc:creator>
    <meta:editing-duration>PT21M32S</meta:editing-duration>
    <meta:editing-cycles>4</meta:editing-cycles>
    <meta:generator>LibreOffice/5.0.3.2$Linux_X86_64 LibreOffice_project/00m0$Build-2</meta:generator>
    <meta:document-statistic meta:table-count="1" meta:cell-count="343" meta:object-count="0"/>
  </office:meta>
</office:document-meta>
</file>